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LLANTES MONTENEGRO, ANDR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603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423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LLANTES MONTENEGRO, ANDR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03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423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806034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4500</text:p>
          </table:table-cell>
          <table:table-cell table:style-name="Tableau1.D2" office:value-type="string">
            <text:p text:style-name="P8">13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5538285</text:p>
          </table:table-cell>
          <table:table-cell table:style-name="Tabla2.D3" office:value-type="string">
            <text:p text:style-name="P23">13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1T17:01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